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text-properties fo:font-size="15pt" style:font-size-asian="15pt" style:font-size-complex="15pt"/>
    </style:style>
    <style:style style:name="P4" style:family="paragraph" style:parent-style-name="Standard">
      <style:paragraph-properties fo:break-before="page"/>
      <style:text-properties fo:font-weight="bold" style:font-weight-asian="bold" style:font-weight-complex="bold"/>
    </style:style>
    <style:style style:name="P5" style:family="paragraph" style:parent-style-name="Standard" style:master-page-name="Standard">
      <style:paragraph-properties style:page-number="auto"/>
      <style:text-properties fo:font-weight="bold" style:font-weight-asian="bold"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rk Entingh</text:p>
      <text:p text:style-name="Standard">3105 West Tompkins Ave.</text:p>
      <text:p text:style-name="Standard">Las Vegas, NV 89103</text:p>
      <text:p text:style-name="Standard">702-927-3326</text:p>
      <text:p text:style-name="Standard"><text:a xlink:type="simple" xlink:href="mailto:entingh@gmail.com" text:style-name="Internet_20_link" text:visited-style-name="Visited_20_Internet_20_Link"><text:span text:style-name="Internet_20_link">entingh@gmail.com</text:span></text:a></text:p>
      <text:p text:style-name="Standard"><text:a xlink:type="simple" xlink:href="http://www.markentingh.com/" text:style-name="Internet_20_link" text:visited-style-name="Visited_20_Internet_20_Link"><text:span text:style-name="Internet_20_link">www.markentingh.com</text:span></text:a></text:p>
      <text:p text:style-name="Standard"><text:a xlink:type="simple" xlink:href="http://www.facebook.com/warhero" text:style-name="Internet_20_link" text:visited-style-name="Visited_20_Internet_20_Link"><text:span text:style-name="Internet_20_link">www.facebook.com/warhero</text:span></text:a></text:p>
      <text:p text:style-name="Standard"/>
      <text:p text:style-name="Standard">9-29-2014</text:p>
      <text:p text:style-name="Standard"/>
      <text:p text:style-name="Standard">To whom it may concern,</text:p>
      <text:p text:style-name="Standard">I am applying for a part-time to full-time position as a seasoned web developer.</text:p>
      <text:p text:style-name="Standard"/>
      <text:p text:style-name="Standard">I have 8 years experience working with ASP.net (since version 2.0 was released in 2005), and a total of 14 years experience as a web developer. I am a well-rounded developer with extensive knowledge on XHTML, HTML5, CSS3, Javascript &amp; jQuery, VB.net, C#, MS SQL (Stored Procedures), and Flash AS3. </text:p>
      <text:p text:style-name="Standard"/>
      <text:p text:style-name="Standard">I understand very complicated web technologies and methodologies, such as CSS &amp; Javascript controlled Responsive Design techniques, client-side &amp; server-side caching, designing &amp; implementing PNG sprites, using custom font faces, developing web services &amp; APIs, working with several cross-browser quirks, and optimizing HTTP requests, SQL queries, &amp; disk drive read/writes. </text:p>
      <text:p text:style-name="Standard"/>
      <text:p text:style-name="Standard">I am also very familiar with the ASP.net stack, and have manipulated the stack in some projects, overwriting base functions in order to extend functionality of the stack, to create a server-side ViewState, a custom request validator, and a custom Javascript compiler that compiles all ASHX files into one JS file.</text:p>
      <text:p text:style-name="Standard"/>
      <text:p text:style-name="Standard">I have studied User Experience (UX) techniques and am a very creative graphic designer as well. I use Adobe Photoshop, Flash, &amp; Illustrator, as well as a Wacom tablet &amp; pressure sensitive tablet to design interfaces with. For me, UX, graphic design, typography, and growth hacking (A/B testing, SEO, analytics, &amp; marketing) go hand-in-hand. When I design a web site, my first priority is to get the message across and convert the most users into paid customers. I believe this to be the most important quality a web developer can have. </text:p>
      <text:p text:style-name="Standard"/>
      <text:p text:style-name="Standard">I am very excited to see a web design position open up in Las Vegas and I await your response!</text:p>
      <text:p text:style-name="Standard"/>
      <text:p text:style-name="Standard">Sincerely yours,</text:p>
      <text:p text:style-name="Standard">Mark Entingh</text:p>
      <text:p text:style-name="P3">Employment</text:p>
      <text:p text:style-name="Standard"/>
      <text:p text:style-name="P1">Rennder, Inc</text:p>
      <text:p text:style-name="Standard">Las Vegas, NV</text:p>
      <text:p text:style-name="Standard">September 2011 – Present</text:p>
      <text:p text:style-name="Standard">Founder/CEO</text:p>
      <text:p text:style-name="Standard"><text:a xlink:type="simple" xlink:href="http://www.rennder.com/" text:style-name="Internet_20_link" text:visited-style-name="Visited_20_Internet_20_Link">www.rennder.com</text:a></text:p>
      <text:p text:style-name="Standard">I recently received funding for a project I started back in 2007. I spent 4 years preparing a prototype before I found an investor, and spent the past two years finalizing core features and preparing the platform for a heavy amount of traffic. My responsibilities included everything from engineering to legal to public speaking &amp; growth hacking.</text:p>
      <text:p text:style-name="Standard"><text:line-break/>Environment:</text:p>
      <text:list xml:id="list2808916383582353414" text:style-name="L1">
        <text:list-item>
          <text:p text:style-name="P6">Visual Studio 2010, ASP.net 4.0, HTML, CSS3, &amp; Javascript</text:p>
        </text:list-item>
        <text:list-item>
          <text:p text:style-name="P6">jQuery</text:p>
        </text:list-item>
        <text:list-item>
          <text:p text:style-name="P6">MS SQL 2012</text:p>
        </text:list-item>
        <text:list-item>
          <text:p text:style-name="P6">Adobe Photoshop &amp; Flash CS5</text:p>
        </text:list-item>
        <text:list-item>
          <text:p text:style-name="P6">Google API</text:p>
        </text:list-item>
      </text:list>
      <text:p text:style-name="Standard"/>
      <text:p text:style-name="P1">IdeaSponge, Inc.</text:p>
      <text:p text:style-name="Standard">Fort Myers, FL</text:p>
      <text:p text:style-name="Standard">June 2013 – Present</text:p>
      <text:p text:style-name="Standard">Contract Front-end Web Designer</text:p>
      <text:p text:style-name="Standard">Helped Glenn Barres work on a few projects, mainly GameNationParks.com, GNCelebration.com, and GNArmy.com.</text:p>
      <text:p text:style-name="Standard"/>
      <text:p text:style-name="Standard">Environment:</text:p>
      <text:list xml:id="list4912102303997963223" text:style-name="L2">
        <text:list-item>
          <text:p text:style-name="P7">Concrete 5 (CMS platform), HTML, CSS3, &amp; Javascript</text:p>
        </text:list-item>
        <text:list-item>
          <text:p text:style-name="P7">PHP</text:p>
        </text:list-item>
        <text:list-item>
          <text:p text:style-name="P7">jQuery</text:p>
        </text:list-item>
        <text:list-item>
          <text:p text:style-name="P7">Adobe Photoshop &amp; Dreamweaver</text:p>
        </text:list-item>
      </text:list>
      <text:p text:style-name="Standard"/>
      <text:p text:style-name="P1">24-7 <text:s/>Limousines</text:p>
      <text:p text:style-name="Standard">Las Vegas, NV</text:p>
      <text:p text:style-name="Standard">January 2011 – September 2011</text:p>
      <text:p text:style-name="Standard">Application Developer</text:p>
      <text:p text:style-name="Standard">I was hired to design &amp; develop a piece of business software that allowed limousine drivers to log all of their fares at the end of each day. The back-end of the application displayed spreadsheets for wages, net income, expenses, taxes, and totals for each employee as well as the entire company, along with charts &amp; graphs displaying trends for each employee. This software helped the accountant get her work done in 1/10<text:span text:style-name="T1">th</text:span> the time it use to take.</text:p>
      <text:p text:style-name="Standard"/>
      <text:p text:style-name="Standard">Environment:</text:p>
      <text:list xml:id="list6273337161781221672" text:style-name="L3">
        <text:list-item>
          <text:p text:style-name="P8">Visual Studio 2010, ASP.net 4.0, HTML, CSS3, &amp; Javascript</text:p>
        </text:list-item>
        <text:list-item>
          <text:p text:style-name="P8">jQuery</text:p>
        </text:list-item>
        <text:list-item>
          <text:p text:style-name="P8">MS SQL 2008</text:p>
        </text:list-item>
      </text:list>
      <text:p text:style-name="Standard"/>
      <text:p text:style-name="P4">Marriot Vacation Club</text:p>
      <text:p text:style-name="P2">Orlando, FL</text:p>
      <text:p text:style-name="Standard">April 2010 – August 2010 (Full-time)</text:p>
      <text:p text:style-name="Standard">Front-end Developer, $65k/yr</text:p>
      <text:p text:style-name="Standard">I was added to a 9-person team of front &amp; back-end developers to finalize a new web site. I specialized in fixing cross-browser bugs, reconstructing groups of HTML, writing &amp; optimizing CSS for IE6, and helping the JS team with JavaScript related quirks &amp; issues.</text:p>
      <text:p text:style-name="Standard"/>
      <text:p text:style-name="Standard">Environment:</text:p>
      <text:list xml:id="list6843621379500247842" text:style-name="L4">
        <text:list-item>
          <text:p text:style-name="P9">Eclipse IDE, HTML &amp; CSS</text:p>
        </text:list-item>
        <text:list-item>
          <text:p text:style-name="P9">Dojo.js framework</text:p>
        </text:list-item>
        <text:list-item>
          <text:p text:style-name="P9">Internet Explorer 6</text:p>
        </text:list-item>
      </text:list>
      <text:p text:style-name="Standard"/>
      <text:p text:style-name="P1">Sports Page TV</text:p>
      <text:p text:style-name="Standard">Las Vegas, NV</text:p>
      <text:p text:style-name="Standard">August 2009 – March 2010 (Full-time)</text:p>
      <text:p text:style-name="Standard">Lead Developer, $35/hr</text:p>
      <text:p text:style-name="Standard">I was brought on-board to redevelop an ASP.net / Flash application called InstaAds, which involved displaying customized advertisements on LCD panels within 200+ bars, clubs, and casinos in Las Vegas. The three-part application included a Flash element that displayed the ads via a Linux / Firefox mini-PC, an ASP.net dashboard for customers to log into and create / manage / and reorder a list of advertisements displayed at their (several) physical locations, and a Flash application where customers could drag &amp; drop text and photos onto a background to create custom advertisements with. I developed the entire application from scratch <text:s/>on my own within 7 months.</text:p>
      <text:p text:style-name="Standard"/>
      <text:p text:style-name="Standard">Environment:</text:p>
      <text:list xml:id="list932359129921677338" text:style-name="L5">
        <text:list-item>
          <text:p text:style-name="P10">Visual Studio 2008, ASP.net 3.5, HTML, CSS3, &amp; Javascript</text:p>
        </text:list-item>
        <text:list-item>
          <text:p text:style-name="P10">jQuery</text:p>
        </text:list-item>
        <text:list-item>
          <text:p text:style-name="P10">MS SQL 2008</text:p>
        </text:list-item>
        <text:list-item>
          <text:p text:style-name="P10">Adobe Photoshop, Flash, &amp; Dreamweaver CS3</text:p>
        </text:list-item>
        <text:list-item>
          <text:p text:style-name="P10">Actionscript 3</text:p>
        </text:list-item>
      </text:list>
      <text:p text:style-name="Standard"/>
      <text:p text:style-name="P1">Freelance</text:p>
      <text:p text:style-name="Standard">Fort Myers, FL &amp; Las Vegas, NV</text:p>
      <text:p text:style-name="Standard">2002 – 2009</text:p>
      <text:p text:style-name="Standard">Working for myself, I found local clients who needed web sites developed, and worked with each client until the project was complete. I've worked with an exotic car broker, several jewelry makers, lawyers, graphic designers, nightclub owners, and many other small businesses over the years. </text:p>
      <text:p text:style-name="Standard"/>
      <text:p text:style-name="Standard">Environment:</text:p>
      <text:list xml:id="list34428993" text:continue-list="list2808916383582353414" text:style-name="L1">
        <text:list-item>
          <text:p text:style-name="P6">Visual Studio 2005 &amp; 2008, ASP.net 2.0 &amp; 3.5, HTML, CSS, &amp; Javascript</text:p>
        </text:list-item>
        <text:list-item>
          <text:p text:style-name="P6">jQuery</text:p>
        </text:list-item>
        <text:list-item>
          <text:p text:style-name="P6">MS Access, SQL 2005 &amp; 2008</text:p>
        </text:list-item>
        <text:list-item>
          <text:p text:style-name="P6">Adobe Photoshop, Flash, &amp; Dreamweaver 6 &amp; CS3</text:p>
        </text:list-item>
        <text:list-item>
          <text:p text:style-name="P6">Actionscript 1, 2, &amp; 3</text:p>
        </text:list-item>
        <text:list-item>
          <text:p text:style-name="P6">Classic ASP</text:p>
        </text:list-item>
      </text:list>
      <text:p text:style-name="P3">References</text:p>
      <text:p text:style-name="Standard"/>
      <text:p text:style-name="P1">Glenn Barres</text:p>
      <text:p text:style-name="Standard">A great friend of 12 years and a current client who brings me web development work from time to time, including his client GameNationParks.com.</text:p>
      <text:p text:style-name="Standard">239-244-2440</text:p>
      <text:p text:style-name="Standard"/>
      <text:p text:style-name="P1">Geoffery Gertken</text:p>
      <text:p text:style-name="Standard">A great friend of 14 years, I hired Geof for a 6 month contract to work with me on Rennder when I first received funding. We still work together nearly every day in the same office.</text:p>
      <text:p text:style-name="Standard">702-788-2873</text:p>
      <text:p text:style-name="Standard"/>
      <text:p text:style-name="P1">Konrad Musial</text:p>
      <text:p text:style-name="Standard">A local entrepreneur who invested in my company, Rennder.com, and has provided me with office space.</text:p>
      <text:p text:style-name="Standard">702-379-55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Entingh</meta:initial-creator>
    <meta:creation-date>2013-10-07T13:37:07</meta:creation-date>
    <dc:date>2014-09-29T14:26:48.08</dc:date>
    <meta:editing-cycles>10</meta:editing-cycles>
    <meta:editing-duration>PT49M35S</meta:editing-duration>
    <meta:generator>OpenOffice/4.1.0$Win32 OpenOffice.org_project/410m18$Build-9764</meta:generator>
    <meta:document-statistic meta:table-count="0" meta:image-count="0" meta:object-count="0" meta:page-count="4" meta:paragraph-count="90" meta:word-count="953" meta:character-count="5729"/>
  </office:meta>
</office:document-meta>
</file>